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xmlns:aeroo="http://alistek.com/" table:style-name="co1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Empresa/Cliente</text:p>
          </table:table-cell>
          <table:table-cell table:style-name="ce1" office:value-type="string">
            <text:p>Entidad Comerci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Vencimiento</text:p>
          </table:table-cell>
          <table:table-cell table:style-name="ce1" office:value-type="string">
            <text:p>Fecha Impresa</text:p>
          </table:table-cell>
          <table:table-cell table:style-name="ce1" office:value-type="string">
            <text:p>No. Factura Proveedor</text:p>
          </table:table-cell>
          <table:table-cell table:style-name="ce1" office:value-type="string">
            <text:p>Número</text:p>
          </table:table-cell>
          <table:table-cell table:style-name="ce1" office:value-type="string">
            <text:p>Referencia de la Factura</text:p>
          </table:table-cell>
          <table:table-cell table:style-name="ce1" office:value-type="string">
            <text:p>Referencia/Descripción</text:p>
          </table:table-cell>
          <table:table-cell table:style-name="ce1" office:value-type="string">
            <text:p>Comprobante</text:p>
          </table:table-cell>
          <table:table-cell table:style-name="ce1" office:value-type="string">
            <text:p>Forzar período</text:p>
          </table:table-cell>
          <table:table-cell table:style-name="ce1" office:value-type="string">
            <text:p>Compañía</text:p>
          </table:table-cell>
          <table:table-cell table:style-name="ce1" office:value-type="string">
            <text:p>Vendedor</text:p>
          </table:table-cell>
          <table:table-cell table:style-name="ce1" office:value-type="string">
            <text:p>Equipo de Ventas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Documento Origen</text:p>
          </table:table-cell>
          <table:table-cell table:style-name="ce1" office:value-type="string">
            <text:p>Moneda</text:p>
          </table:table-cell>
          <table:table-cell table:style-name="ce1" office:value-type="string">
            <text:p>Saldo</text:p>
          </table:table-cell>
          <table:table-cell table:style-name="ce1" office:value-type="string">
            <text:p>Subtotal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Estado</text:p>
          </table:table-cell>
          <table:table-cell table:style-name="ce1" office:value-type="string">
            <text:p>Tipo</text:p>
          </table:table-cell>
        </table:table-row>
        <table:table-row table:style-name="ro1">
          <table:table-cell office:value-type="string">
            <text:p>[830031452] BIO AMBIENTAL SUPPORT QUIMICA SAS SOCIEDAD DE BENEFICIO E INTERES COLECTIVO</text:p>
          </table:table-cell>
          <table:table-cell office:value-type="string">
            <text:p>[830031452] BIO AMBIENTAL SUPPORT QUIMICA SAS SOCIEDAD DE BENEFICIO E INTERES COLECTIVO</text:p>
          </table:table-cell>
          <table:table-cell office:value-type="string">
            <text:p/>
          </table:table-cell>
          <table:table-cell office:value-type="string">
            <text:p>2024-02-2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5707</text:p>
          </table:table-cell>
          <table:table-cell office:value-type="string">
            <text:p/>
          </table:table-cell>
          <table:table-cell office:value-type="string">
            <text:p>FACTURA ELECTRONICA DE VENTA (COP)</text:p>
          </table:table-cell>
          <table:table-cell office:value-type="string">
            <text:p/>
          </table:table-cell>
          <table:table-cell office:value-type="string">
            <text:p>GRUPO EMPRESARIAL PARA MANTENIMIENTO Y ASISTENCIA TECNICA EN QUIMICA SAS SOCIEDAD DE BENEFICIO E INTERES COLECTIVO BIC </text:p>
          </table:table-cell>
          <table:table-cell office:value-type="string">
            <text:p>ANA MARIA OTALORA RODRIGUEZ 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5707</text:p>
          </table:table-cell>
          <table:table-cell office:value-type="string">
            <text:p>COP</text:p>
          </table:table-cell>
          <table:table-cell office:value-type="string">
            <text:p/>
          </table:table-cell>
          <table:table-cell office:value-type="float" office:value="44.19">
            <text:p>44.19</text:p>
          </table:table-cell>
          <table:table-cell office:value-type="float" office:value="52.59">
            <text:p>52.59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 table:style-name="ro1">
          <table:table-cell office:value-type="string">
            <text:p>[800157616] REDES DE COMUNICACION Y SISTEMAS NETCOM SAS</text:p>
          </table:table-cell>
          <table:table-cell office:value-type="string">
            <text:p>[800157616] REDES DE COMUNICACION Y SISTEMAS NETCOM SAS</text:p>
          </table:table-cell>
          <table:table-cell office:value-type="string">
            <text:p/>
          </table:table-cell>
          <table:table-cell office:value-type="string">
            <text:p>2024-02-2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O5704</text:p>
          </table:table-cell>
          <table:table-cell office:value-type="string">
            <text:p>formalizacion de pedido </text:p>
          </table:table-cell>
          <table:table-cell office:value-type="string">
            <text:p>FACTURA ELECTRONICA DE VENTA (COP)</text:p>
          </table:table-cell>
          <table:table-cell office:value-type="string">
            <text:p/>
          </table:table-cell>
          <table:table-cell office:value-type="string">
            <text:p>GRUPO EMPRESARIAL PARA MANTENIMIENTO Y ASISTENCIA TECNICA EN QUIMICA SAS SOCIEDAD DE BENEFICIO E INTERES COLECTIVO BIC </text:p>
          </table:table-cell>
          <table:table-cell office:value-type="string">
            <text:p>MILTON ANTONIO GONZALEZ PORTELA</text:p>
          </table:table-cell>
          <table:table-cell office:value-type="string">
            <text:p>VENTAS</text:p>
          </table:table-cell>
          <table:table-cell office:value-type="string">
            <text:p/>
          </table:table-cell>
          <table:table-cell office:value-type="string">
            <text:p>SO5704</text:p>
          </table:table-cell>
          <table:table-cell office:value-type="string">
            <text:p>COP</text:p>
          </table:table-cell>
          <table:table-cell office:value-type="string">
            <text:p/>
          </table:table-cell>
          <table:table-cell office:value-type="float" office:value="279000.0">
            <text:p>279000.0</text:p>
          </table:table-cell>
          <table:table-cell office:value-type="float" office:value="332010.0">
            <text:p>332010.0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lv" fo:country="LV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16.07.2012</text:date>, <text:time>14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4-02-22T17:21:26</meta:creation-date>
    <dc:date>2024-02-22T17:21:26</dc:date>
    <meta:editing-duration/>
    <meta:editing-cycles>1</meta:editing-cycles>
    <meta:generator>Aeroo Lib/1.0.0 RC4 Aeroo Reports/8.0.1.2.1</meta:generator>
    <dc:creator>Administrador .</dc:creator>
    <meta:document-statistic meta:table-count="1" meta:cell-count="6" meta:object-count="0"/>
    <meta:user-defined meta:name="Info 1"/>
    <meta:user-defined meta:name="Info 2"/>
    <meta:user-defined meta:name="Info 3"/>
    <meta:user-defined meta:name="Info 4"/>
    <dc:title>Invoice</dc:title>
    <meta:user-defined meta:name="Generator">Aeroo Reports 8.0.1.2.1</meta:user-defined>
    <meta:user-defined meta:name="Software">Odoo 8.0</meta:user-defined>
    <meta:user-defined meta:name="URL">http://www.alistek.com</meta:user-defined>
  </office:meta>
</office:document-meta>
</file>